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Kalimati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 style:data-style-name="N10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language="en" fo:country="US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position="0% 100%" style:font-name="Verdana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position="0% 100%" style:font-name="Courier New" fo:font-size="11.1999998092651pt" fo:letter-spacing="normal" fo:language="en" fo:country="US" fo:font-style="normal" style:text-underline-style="solid" style:text-underline-type="double" style:text-underline-width="auto" style:text-underline-color="font-color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Verdana" fo:font-size="9pt" fo:letter-spacing="normal" fo:font-style="normal" fo:font-weight="bold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text-position="0% 100%" style:font-name="Verdana" fo:font-size="11.25pt" fo:letter-spacing="normal" fo:language="en" fo:country="US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position="0% 100%" style:font-name="Verdana" fo:font-size="11.25pt" fo:letter-spacing="normal" fo:language="en" fo:country="US" fo:font-style="normal" fo:font-weight="normal"/>
    </style:style>
    <style:style style:name="P12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3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style:text-position="0% 100%" fo:language="en" fo:country="US"/>
    </style:style>
    <style:style style:name="T1" style:family="text">
      <style:text-properties style:font-name="Verdana" fo:font-size="11.25pt" fo:font-style="normal" fo:font-weight="normal"/>
    </style:style>
    <style:style style:name="T2" style:family="text">
      <style:text-properties fo:font-weight="bold"/>
    </style:style>
    <style:style style:name="T3" style:family="text">
      <style:text-properties style:text-position="-33% 80%"/>
    </style:style>
    <style:style style:name="T4" style:family="text">
      <style:text-properties style:text-position="0% 100%" style:font-name="Courier New" fo:language="en" fo:country="US"/>
    </style:style>
    <style:style style:name="T5" style:family="text">
      <style:text-properties style:text-position="0% 100%" style:font-name="Courier New" fo:language="en" fo:country="US" style:text-underline-style="solid" style:text-underline-type="double" style:text-underline-width="auto" style:text-underline-color="font-color"/>
    </style:style>
    <style:style style:name="T6" style:family="text">
      <style:text-properties style:text-position="0% 100%" style:font-name="Courier New" fo:language="en" fo:country="US" style:text-underline-style="none"/>
    </style:style>
    <style:style style:name="T7" style:family="text">
      <style:text-properties style:text-position="sub 58%" style:font-name="Courier New" fo:language="en" fo:country="US"/>
    </style:style>
    <style:style style:name="T8" style:family="text">
      <style:text-properties style:text-position="sub 58%" style:font-name="Courier New" fo:language="en" fo:country="US" style:text-underline-style="solid" style:text-underline-type="double" style:text-underline-width="auto" style:text-underline-color="font-color"/>
    </style:style>
    <style:style style:name="T9" style:family="text">
      <style:text-properties style:text-position="sub 58%" style:font-name="Courier New" fo:language="en" fo:country="US" style:text-underline-style="none"/>
    </style:style>
    <style:style style:name="T10" style:family="text">
      <style:text-properties style:text-position="sub 58%" style:font-name="Courier New" fo:font-size="11.1999998092651pt" fo:language="en" fo:country="US" style:text-underline-style="solid" style:text-underline-type="double" style:text-underline-width="auto" style:text-underline-color="font-color"/>
    </style:style>
    <style:style style:name="T11" style:family="text">
      <style:text-properties style:text-position="sub 58%" style:font-name="Courier New" fo:font-size="11.1999998092651pt" fo:language="en" fo:country="US" style:text-underline-style="none"/>
    </style:style>
    <style:style style:name="T12" style:family="text">
      <style:text-properties style:font-name="Courier New" fo:language="en" fo:country="US"/>
    </style:style>
    <style:style style:name="T13" style:family="text">
      <style:text-properties style:font-name="Courier New" fo:font-size="11.1999998092651pt" fo:language="en" fo:country="US" style:text-underline-style="solid" style:text-underline-type="double" style:text-underline-width="auto" style:text-underline-color="font-color"/>
    </style:style>
    <style:style style:name="T14" style:family="text">
      <style:text-properties style:font-name="Courier New" fo:font-size="11.1999998092651pt" fo:language="en" fo:country="US"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fgabe 4.1</text:p>
      <text:p text:style-name="P1">Nachrichten <draw:frame draw:style-name="fr1" draw:name="Grafik1" text:anchor-type="as-char" svg:width="1.614cm" svg:height="0.439cm" draw:z-index="0"><draw:image xlink:href="http://vfheinf.oncampus.de/mediawiki/images/vfheinf.oncampus.de/math/0/9/f/09ff939e7065df72bb90f4ca8d381583.png" xlink:type="simple" xlink:show="embed" xlink:actuate="onLoad"/><svg:title>N \in  \mathcal{N} </svg:title></draw:frame> sollen durch natürliche Zahlen <draw:frame draw:style-name="fr1" draw:name="Grafik2" text:anchor-type="as-char" svg:width="1.482cm" svg:height="0.45cm" draw:z-index="1"><draw:image xlink:href="http://vfheinf.oncampus.de/mediawiki/images/vfheinf.oncampus.de/math/f/7/d/f7d8ce90eb1c05515846fc770d830ce6.png" xlink:type="simple" xlink:show="embed" xlink:actuate="onLoad"/><svg:title>n \in \N_0</svg:title></draw:frame> dargestellt werden, die in jeweils einem Byte durch die Zuordnungsvorschrift</text:p>
      <text:p text:style-name="P3"><draw:frame draw:style-name="fr1" draw:name="Grafik3" text:anchor-type="as-char" svg:width="7.567cm" svg:height="0.594cm" draw:z-index="2"><draw:image xlink:href="http://vfheinf.oncampus.de/mediawiki/images/vfheinf.oncampus.de/math/9/f/7/9f76dc6ae1894344262bbb3d713f146a.png" xlink:type="simple" xlink:show="embed" xlink:actuate="onLoad"/><svg:title> \nu : \N_0 \rightarrow \N_0 \text{ mit(n)}:= n \mod 2^8</svg:title></draw:frame> <text:span text:style-name="T1">codiert werden.</text:span></text:p>
      <text:p text:style-name="P1">a. Ist die codierte Nachricht decodierbar? Begründung!</text:p>
      <text:p text:style-name="P1">Nein, weil aus dem Rest einer Division nicht auf den Dividenden geschlossen werden kann.</text:p>
      <text:p text:style-name="P1"/>
      <text:p text:style-name="P1">b. Für den Operator <text:span text:style-name="T2">mod</text:span> ist ein Algorithmus anzugeben, der auf den ganzzahligen Operationen +, -, * und <text:span text:style-name="T2">div</text:span> basiert.</text:p>
      <text:p text:style-name="P1">Pseudocode:</text:p>
      <text:p text:style-name="P2">funktion mod(a, b) </text:p>
      <text:p text:style-name="P2">{</text:p>
      <text:p text:style-name="P2"><text:tab/>wenn b = 0 dann Fehler Division durch 0.</text:p>
      <text:p text:style-name="P2"><text:tab/>return a – div(a, b) * b</text:p>
      <text:p text:style-name="P2">}</text:p>
      <text:p text:style-name="P6"/>
      <text:p text:style-name="P7"/>
      <text:p text:style-name="P8">Aufgabe 5.1</text:p>
      <text:p text:style-name="P1">Wandeln Sie die folgenden Darstellungen natürlicher Zahlen in Darstellungen bzgl. der neuen gegebenen Basis um</text:p>
      <text:p text:style-name="P1">a. 10<text:span text:style-name="T3">10</text:span>    = ( . . . )<text:span text:style-name="T3">16</text:span></text:p>
      <text:p text:style-name="P1"><text:span text:style-name="T3"><text:tab/></text:span><text:span text:style-name="T4">10</text:span><text:span text:style-name="T7">10</text:span><text:span text:style-name="T4"> = </text:span><text:span text:style-name="T6">A</text:span><text:span text:style-name="T9">16</text:span></text:p>
      <text:p text:style-name="P10"/>
      <text:p text:style-name="P1">b. 100<text:span text:style-name="T3">8</text:span>    = ( . . . )<text:span text:style-name="T3">7</text:span></text:p>
      <text:p text:style-name="P4"><text:tab/><text:span text:style-name="T12">100</text:span><text:span text:style-name="T7">8</text:span><text:span text:style-name="T12"> = 0 * 1 + 0 * 8 + 1 * 64 = 64<text:line-break/><text:tab/>64 / 7 <text:tab/>= 9 Rest 1<text:line-break/><text:tab/>9 / 7 <text:tab/>= 1 Rest 2<text:line-break/><text:tab/>1 / 7 <text:tab/>= 0 Rest 1<text:line-break/><text:tab/>100</text:span><text:span text:style-name="T7">8</text:span><text:span text:style-name="T12"> <text:tab/><text:tab/>= </text:span><text:span text:style-name="T14">121</text:span><text:span text:style-name="T11">7</text:span></text:p>
      <text:p text:style-name="P11"/>
      <text:list xml:id="list7713138034217891546" text:style-name="L1">
        <text:list-item>
          <text:p text:style-name="P12">20<text:span text:style-name="T3">5</text:span>      = ( . . . )<text:span text:style-name="T3">2</text:span></text:p>
        </text:list-item>
      </text:list>
      <text:p text:style-name="P1"><text:span text:style-name="T3"><text:tab/></text:span><text:span text:style-name="T4">20</text:span><text:span text:style-name="T7">5</text:span><text:span text:style-name="T4"> = 0 * 1 + 2 * 5 = 10<text:line-break/><text:tab/>10 / 2 <text:tab/>= 5 Rest 0<text:line-break/><text:tab/>5 / 2 <text:tab/>= 2 Rest 1<text:line-break/><text:tab/>2 / 2 <text:tab/>= 1 Rest 0<text:line-break/><text:tab/>1 / 2 <text:tab/>= 0 Rest 1<text:line-break/><text:tab/>20</text:span><text:span text:style-name="T7">5</text:span><text:span text:style-name="T4"> <text:tab/><text:tab/>= </text:span><text:span text:style-name="T6">1010</text:span><text:span text:style-name="T9">2</text:span></text:p>
      <text:p text:style-name="P5"/>
      <text:list xml:id="list5556283136069478401" text:style-name="L2">
        <text:list-item>
          <text:p text:style-name="P13">123<text:span text:style-name="T3">4</text:span>    = ( . . . )<text:span text:style-name="T3">3</text:span></text:p>
        </text:list-item>
      </text:list>
      <text:p text:style-name="P1"><text:span text:style-name="T3"><text:tab/></text:span><text:span text:style-name="T4"><text:tab/>123</text:span><text:span text:style-name="T7">4</text:span><text:span text:style-name="T4"> = 3 * 1 + 2 * 4 + 1 * 16 = 27<text:line-break/><text:tab/><text:tab/>27 / 3 <text:tab/>= 9 Rest 0<text:line-break/><text:tab/><text:tab/>9 / 3 <text:tab/>= 3 Rest 0<text:line-break/><text:tab/><text:tab/>3 / 3 <text:tab/>= 1 Rest 0<text:line-break/><text:tab/><text:tab/>1 / 3 <text:tab/>= 0 Rest 1<text:line-break/><text:tab/><text:tab/>123</text:span><text:span text:style-name="T7">4</text:span><text:span text:style-name="T4"> <text:tab/><text:tab/>= </text:span><text:span text:style-name="T6">1000</text:span><text:span text:style-name="T9">3</text:span><text:span text:style-name="T4"><text:line-break/><text:tab/><text:tab/></text:span></text:p>
      <text:p text:style-name="P1">e. 1024<text:span text:style-name="T3">10</text:span> = ( . . . )<text:span text:style-name="T3">16<text:line-break/></text:span><text:span text:style-name="T4"><text:tab/><text:tab/>1024 / 16 <text:tab/>= 64 Rest 0<text:line-break/><text:tab/><text:tab/>64 / 16 <text:tab/>= 4 Rest 0<text:line-break/><text:tab/><text:tab/>4 / 16 <text:tab/>= 0 Rest 4<text:line-break/><text:tab/><text:tab/>1024</text:span><text:span text:style-name="T7">10</text:span><text:span text:style-name="T4"> <text:tab/>= </text:span><text:span text:style-name="T6">400</text:span><text:span text:style-name="T9">16</text:span></text:p>
      <text:p text:style-name="P6"/>
      <text:p text:style-name="P8">Aufgabe 5.2</text:p>
      <text:p text:style-name="P1">Wie lauten die hexadezimalen Anfangsadressen für byteweise organisierte Speicherbereiche, die auf den Grenzen 1K, 4K, 1M, 16M, 1G beginnen? Die Adressbreite sei 32 Bit.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9">Hexadezimal </text:p>
          </table:table-cell>
          <table:table-cell table:style-name="Tabelle1.C1" office:value-type="float" office:value="0">
            <text:p text:style-name="P9">32 Bit</text:p>
          </table:table-cell>
        </table:table-row>
        <table:table-row>
          <table:table-cell table:style-name="Tabelle1.A2" office:value-type="string">
            <text:p text:style-name="P9">1K</text:p>
          </table:table-cell>
          <table:table-cell table:style-name="Tabelle1.B2" office:value-type="float" office:value="400">
            <text:p text:style-name="P9">400</text:p>
          </table:table-cell>
          <table:table-cell table:style-name="Tabelle1.C2" office:value-type="float" office:value="400">
            <text:p text:style-name="P9">00 00 04 00</text:p>
          </table:table-cell>
        </table:table-row>
        <table:table-row>
          <table:table-cell table:style-name="Tabelle1.A2" office:value-type="string">
            <text:p text:style-name="P9">4K</text:p>
          </table:table-cell>
          <table:table-cell table:style-name="Tabelle1.B2" office:value-type="float" office:value="1000">
            <text:p text:style-name="P9">1000</text:p>
          </table:table-cell>
          <table:table-cell table:style-name="Tabelle1.C2" office:value-type="float" office:value="0">
            <text:p text:style-name="P9">00 00 10 00</text:p>
          </table:table-cell>
        </table:table-row>
        <table:table-row>
          <table:table-cell table:style-name="Tabelle1.A2" office:value-type="string">
            <text:p text:style-name="P9">1M</text:p>
          </table:table-cell>
          <table:table-cell table:style-name="Tabelle1.A2" office:value-type="string">
            <text:p text:style-name="P9">10 0000</text:p>
          </table:table-cell>
          <table:table-cell table:style-name="Tabelle1.C2" office:value-type="float" office:value="0">
            <text:p text:style-name="P9">00 10 00 00</text:p>
          </table:table-cell>
        </table:table-row>
        <table:table-row>
          <table:table-cell table:style-name="Tabelle1.A2" office:value-type="string">
            <text:p text:style-name="P9">16M</text:p>
          </table:table-cell>
          <table:table-cell table:style-name="Tabelle1.A2" office:value-type="string">
            <text:p text:style-name="P9">100 0000</text:p>
          </table:table-cell>
          <table:table-cell table:style-name="Tabelle1.C2" office:value-type="float" office:value="0">
            <text:p text:style-name="P9">01 00 00 00</text:p>
          </table:table-cell>
        </table:table-row>
        <table:table-row>
          <table:table-cell table:style-name="Tabelle1.A2" office:value-type="string">
            <text:p text:style-name="P9">1G</text:p>
          </table:table-cell>
          <table:table-cell table:style-name="Tabelle1.A2" office:value-type="string">
            <text:p text:style-name="P9">4000 0000</text:p>
          </table:table-cell>
          <table:table-cell table:style-name="Tabelle1.C2" office:value-type="float" office:value="0">
            <text:p text:style-name="P9">40 00 00 00</text:p>
          </table:table-cell>
        </table:table-row>
      </table:table>
      <text:p text:style-name="P14"/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Kalimati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Berger</meta:initial-creator>
    <meta:creation-date>2016-11-07T17:17:46.26</meta:creation-date>
    <dc:date>2016-11-07T23:37:02.75</dc:date>
    <dc:creator>Stefan Berger</dc:creator>
    <meta:editing-duration>PT2H22M55S</meta:editing-duration>
    <meta:editing-cycles>3</meta:editing-cycles>
    <meta:generator>OpenOffice/4.1.3$Win32 OpenOffice.org_project/413m1$Build-9783</meta:generator>
    <meta:printed-by>Stefan Berger</meta:printed-by>
    <meta:print-date>2016-11-07T23:36:39.45</meta:print-date>
    <meta:document-statistic meta:table-count="1" meta:image-count="3" meta:object-count="0" meta:page-count="3" meta:paragraph-count="43" meta:word-count="355" meta:character-count="1497"/>
  </office:meta>
</office:document-meta>
</file>